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035cm" svg:stroke-color="#000000" draw:marker-start-width="0.252cm" draw:marker-end-width="0.252cm" draw:fill="hatch" draw:fill-color="#b2b2b2" draw:fill-hatch-name="Black_20_45_20_Degrees" draw:textarea-horizontal-align="justify" draw:textarea-vertical-align="middle" draw:auto-grow-height="false" fo:min-height="5.431cm" fo:min-width="7.213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otted" svg:stroke-width="0.035cm" svg:stroke-color="#000000" draw:marker-start-width="0.252cm" draw:marker-end-width="0.252cm" draw:fill="hatch" draw:fill-color="#b2b2b2" draw:fill-hatch-name="Black_20_45_20_Degrees" draw:textarea-horizontal-align="justify" draw:textarea-vertical-align="middle" draw:auto-grow-height="false" fo:min-height="5.465cm" fo:min-width="3.05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02cm" fo:min-width="2.16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2.133cm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svg:stroke-color="#000000" draw:marker-start-width="0.279cm" draw:marker-end="Symmetric_20_Arrow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133cm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000000" draw:marker-start-width="0.279cm" draw:marker-end="Symmetric_20_Arrow" draw:marker-end-width="0.279cm" draw:fill-color="#ddddd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1.603cm"/>
    </style:style>
    <style:style style:name="P1" style:family="paragraph">
      <loext:graphic-properties draw:fill="hatch" draw:fill-color="#b2b2b2" draw:fill-hatch-name="Black_20_45_20_Degrees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style:font-name="Source Code Pro1" fo:font-size="16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style:font-name="Source Code Pro1" fo:font-size="15pt" style:font-size-asian="15pt" style:font-size-complex="15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text-properties style:font-name="Source Code Pro1"/>
    </style:style>
    <style:style style:name="P9" style:family="paragraph">
      <loext:graphic-properties draw:fill="none" draw:fill-color="#ffffff"/>
      <style:text-properties style:font-name="Source Code Pro1"/>
    </style:style>
    <style:style style:name="T1" style:family="text">
      <style:text-properties style:font-name="Source Code Pro1" fo:font-size="16pt"/>
    </style:style>
    <style:style style:name="T2" style:family="text">
      <style:text-properties style:font-name="Source Code Pro1" fo:font-size="15pt" style:font-size-asian="15pt" style:font-size-complex="15pt"/>
    </style:style>
    <style:style style:name="T3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7.747cm" svg:height="5.715cm" svg:x="6.734cm" svg:y="3.2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556cm" svg:height="5.715cm" svg:x="1.162cm" svg:y="3.2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2.667cm" svg:height="1.27cm" svg:x="8.123cm" svg:y="3.316cm">
          <text:p text:style-name="P2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667cm" svg:height="1.27cm" svg:x="8.123cm" svg:y="5.445cm">
          <text:p text:style-name="P2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2.667cm" svg:height="1.27cm" svg:x="11.303cm" svg:y="5.426cm">
          <text:p text:style-name="P2"><text:span text:style-name="T1">Finis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2.667cm" svg:height="1.27cm" svg:x="8.123cm" svg:y="7.601cm">
          <text:p text:style-name="P2"><text:span text:style-name="T1">Pass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9.456cm" svg:y1="4.586cm" svg:x2="9.456cm" svg:y2="5.445cm" draw:start-shape="id1" draw:start-glue-point="2" draw:end-shape="id2" draw:end-glue-point="0" svg:d="M9456 4586v859" svg:viewBox="0 0 1 860">
          <text:p/>
        </draw:connector>
        <draw:connector draw:style-name="gr5" draw:text-style-name="P2" draw:layer="layout" svg:x1="9.456cm" svg:y1="6.715cm" svg:x2="9.456cm" svg:y2="7.601cm" draw:start-shape="id2" draw:start-glue-point="2" draw:end-shape="id3" draw:end-glue-point="0" svg:d="M9456 6715v886" svg:viewBox="0 0 1 887">
          <text:p/>
        </draw:connector>
        <draw:connector draw:style-name="gr6" draw:text-style-name="P4" draw:layer="layout" svg:x1="10.79cm" svg:y1="8.236cm" svg:x2="12.636cm" svg:y2="6.696cm" draw:start-shape="id3" draw:start-glue-point="1" draw:end-shape="id4" draw:end-glue-point="2" svg:d="M10790 8236h1846v-1540" svg:viewBox="0 0 1847 1541">
          <text:p/>
        </draw:connector>
        <draw:connector draw:style-name="gr6" draw:text-style-name="P4" draw:layer="layout" draw:line-skew="-0.578cm" svg:x1="8.123cm" svg:y1="8.236cm" svg:x2="8.123cm" svg:y2="3.951cm" draw:start-shape="id3" draw:start-glue-point="3" draw:end-shape="id1" draw:end-glue-point="3" svg:d="M8123 8236h-1097v-4285h1097" svg:viewBox="0 0 1098 4286">
          <text:p/>
        </draw:connector>
        <draw:connector draw:style-name="gr6" draw:text-style-name="P4" draw:layer="layout" svg:x1="12.636cm" svg:y1="5.426cm" svg:x2="10.79cm" svg:y2="3.951cm" draw:start-shape="id4" draw:start-glue-point="0" draw:end-shape="id1" draw:end-glue-point="1" svg:d="M12636 5426v-1475h-1846" svg:viewBox="0 0 1847 1476">
          <text:p/>
        </draw:connector>
        <draw:custom-shape draw:style-name="gr7" draw:text-style-name="P6" xml:id="id5" draw:id="id5" draw:layer="layout" svg:width="2.667cm" svg:height="1.27cm" svg:x="1.538cm" svg:y="3.589cm">
          <text:p text:style-name="P5"><text:span text:style-name="T2">Bus</text:span></text:p>
          <text:p text:style-name="P5"><text:span text:style-name="T2">Valid?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2.667cm" svg:height="1.27cm" svg:x="1.538cm" svg:y="5.518cm">
          <text:p text:style-name="P5"><text:span text:style-name="T2">Buff</text:span><text:span text:style-name="T2">er</text:span></text:p>
          <text:p text:style-name="P5"><text:span text:style-name="T2">Full</text:span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2.667cm" svg:height="1.27cm" svg:x="1.538cm" svg:y="7.374cm">
          <text:p text:style-name="P5"><text:span text:style-name="T2">Bus</text:span></text:p>
          <text:p text:style-name="P5"><text:span text:style-name="T2">prot</text:span><text:span text:style-name="T2">ocol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2.871cm" svg:y1="4.859cm" svg:x2="2.871cm" svg:y2="5.518cm" draw:start-shape="id5" draw:start-glue-point="2" draw:end-shape="id6" draw:end-glue-point="0" svg:d="M2871 4859v659" svg:viewBox="0 0 1 660">
          <text:p/>
        </draw:connector>
        <draw:connector draw:style-name="gr8" draw:text-style-name="P7" draw:layer="layout" svg:x1="2.871cm" svg:y1="6.788cm" svg:x2="2.871cm" svg:y2="7.374cm" draw:start-shape="id6" draw:start-glue-point="2" draw:end-shape="id7" draw:end-glue-point="0" svg:d="M2871 6788v586" svg:viewBox="0 0 1 587">
          <text:p/>
        </draw:connector>
        <draw:line draw:style-name="gr9" draw:text-style-name="P4" draw:layer="layout" svg:x1="2.94cm" svg:y1="2.07cm" svg:x2="2.94cm" svg:y2="3.086cm">
          <text:p text:style-name="P2"/>
        </draw:line>
        <draw:frame draw:style-name="gr10" draw:text-style-name="P9" draw:layer="layout" svg:width="4.953cm" svg:height="1.052cm" svg:x="0.908cm" svg:y="1.018cm">
          <draw:text-box>
            <text:p text:style-name="P8"><text:span text:style-name="T3">OnTic</text:span><text:span text:style-name="T3">k()</text:span></text:p>
          </draw:text-box>
        </draw:frame>
        <draw:connector draw:style-name="gr5" draw:text-style-name="P2" draw:layer="layout" svg:x1="4.718cm" svg:y1="6.07cm" svg:x2="6.734cm" svg:y2="6.07cm" draw:start-shape="id8" draw:start-glue-point="1" draw:end-shape="id9" draw:end-glue-point="3" svg:d="M4718 6070h2016" svg:viewBox="0 0 2017 1">
          <text:p/>
        </draw:connector>
        <draw:frame draw:style-name="gr11" draw:text-style-name="P9" draw:layer="layout" svg:width="4.826cm" svg:height="1.853cm" svg:x="1.035cm" svg:y="9.563cm">
          <draw:text-box>
            <text:p text:style-name="P8"><text:span text:style-name="T3">Pre-checks</text:span></text:p>
          </draw:text-box>
        </draw:frame>
        <draw:frame draw:style-name="gr11" draw:text-style-name="P9" draw:layer="layout" svg:width="5.588cm" svg:height="1.853cm" svg:x="7.793cm" svg:y="9.49cm">
          <draw:text-box>
            <text:p text:style-name="P8"><text:span text:style-name="T3">Statemach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748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09:19:38.136811164</meta:creation-date>
    <dc:date>2019-08-27T11:30:28.493990268</dc:date>
    <meta:editing-duration>PT15M56S</meta:editing-duration>
    <meta:editing-cycles>4</meta:editing-cycles>
    <meta:generator>LibreOffice/6.2.6.2$Linux_X86_64 LibreOffice_project/20$Build-2</meta:generator>
    <meta:document-statistic meta:object-count="21"/>
  </office:meta>
</office:document-meta>
</file>